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9C0000002D27DFE7E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draw:frame presentation:style-name="pr1" draw:text-style-name="P2" draw:layer="layout" svg:width="25.199cm" svg:height="17.685cm" svg:x="1.4cm" svg:y="0.962cm" presentation:class="subtitle">
          <draw:text-box>
            <text:p text:style-name="P1"><text:span text:style-name="T1">Oppsumme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1T19">
        <draw:frame presentation:style-name="pr1" draw:layer="layout" svg:width="25.199cm" svg:height="17.685cm" svg:x="1.4cm" svg:y="0.962cm" presentation:class="subtitle">
          <draw:text-box>
            <text:p>Dine tanker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1T19">
        <draw:frame presentation:style-name="pr1" draw:layer="layout" svg:width="25.199cm" svg:height="17.685cm" svg:x="1.4cm" svg:y="0.962cm" presentation:class="subtitle">
          <draw:text-box>
            <text:p>Våre tanker..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draw:frame presentation:style-name="pr1" draw:layer="layout" svg:width="25.199cm" svg:height="17.685cm" svg:x="1.4cm" svg:y="0.962cm" presentation:class="subtitle">
          <draw:text-box>
            <text:p>Lære mer?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4.127cm" svg:height="1.19cm" svg:x="22.543cm" svg:y="19.13cm">
        <draw:image xlink:href="Pictures/100000000000009C0000002D27DFE7E9.gif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4T07:20:26</meta:creation-date>
    <meta:editing-duration>PT00H04M32S</meta:editing-duration>
    <meta:editing-cycles>5</meta:editing-cycles>
    <meta:generator>OpenOffice.org/3.0$Win32 OpenOffice.org_project/300m9$Build-9358</meta:generator>
    <meta:initial-creator>Alf Kristian Støyle</meta:initial-creator>
    <dc:date>2009-11-09T14:47:03.58</dc:date>
    <dc:creator>Fredrik Vraalsen</dc:creator>
    <meta:document-statistic meta:object-count="34"/>
  </office:meta>
</office:document-meta>
</file>